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fo:font-weight="bold" officeooo:rsid="000cfc82" officeooo:paragraph-rsid="000cfc82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normal" officeooo:rsid="000cfc82" officeooo:paragraph-rsid="000cfc82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0ec3e2" officeooo:paragraph-rsid="000ec3e2" style:font-size-asian="10.5pt" style:font-weight-asian="normal" style:font-size-complex="12pt" style:font-weight-complex="normal"/>
    </style:style>
    <style:style style:name="T1" style:family="text">
      <style:text-properties officeooo:rsid="000ec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greSQL</text:p>
      <text:p text:style-name="P1"/>
      <text:p text:style-name="P2">Instalação</text:p>
      <text:p text:style-name="P2"/>
      <text:p text:style-name="P2">Comandos de inicialização e interrupção</text:p>
      <text:p text:style-name="P2"/>
      <text:p text:style-name="P2">/etc/init.d/postgresql start</text:p>
      <text:p text:style-name="P2"/>
      <text:p text:style-name="P2">/etc/init.d/postgresql stop</text:p>
      <text:p text:style-name="P2"/>
      <text:p text:style-name="P2"><text:span text:style-name="T1">A</text:span>rquivo<text:span text:style-name="T1">s</text:span> de configuração</text:p>
      <text:p text:style-name="P2"/>
      <text:p text:style-name="P3">pg_hba.conf, pg_ident.conf e postgresql.co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5T19:37:45.633619145</dc:date>
    <dc:creator>Tarciso Torres</dc:creator>
    <meta:editing-duration>PT9M24S</meta:editing-duration>
    <meta:editing-cycles>1</meta:editing-cycles>
    <meta:document-statistic meta:table-count="0" meta:image-count="0" meta:object-count="0" meta:page-count="1" meta:paragraph-count="7" meta:word-count="18" meta:character-count="182" meta:non-whitespace-character-count="171"/>
    <meta:generator>LibreOffice/5.0.3.2$Linux_X86_64 LibreOffice_project/00m0$Build-2</meta:generator>
  </office:meta>
</office:document-meta>
</file>